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d9a5a"/>
    </style:style>
    <style:style style:name="P2" style:family="paragraph" style:parent-style-name="Heading_20_1">
      <style:paragraph-properties fo:break-before="page"/>
      <style:text-properties officeooo:rsid="001edce0" officeooo:paragraph-rsid="001edce0"/>
    </style:style>
    <style:style style:name="P3" style:family="paragraph" style:parent-style-name="Heading_20_1" style:list-style-name="">
      <style:paragraph-properties fo:break-before="page"/>
      <style:text-properties officeooo:rsid="00210caf" officeooo:paragraph-rsid="00210caf"/>
    </style:style>
    <style:style style:name="P4" style:family="paragraph" style:parent-style-name="Heading_20_2">
      <style:text-properties officeooo:rsid="001d9a5a" officeooo:paragraph-rsid="001d9a5a"/>
    </style:style>
    <style:style style:name="P5" style:family="paragraph" style:parent-style-name="Heading_20_2">
      <style:text-properties officeooo:paragraph-rsid="001d9a5a"/>
    </style:style>
    <style:style style:name="P6" style:family="paragraph" style:parent-style-name="Standard">
      <style:text-properties officeooo:paragraph-rsid="0016968b"/>
    </style:style>
    <style:style style:name="P7" style:family="paragraph" style:parent-style-name="Standard">
      <style:text-properties officeooo:rsid="0020d8da" officeooo:paragraph-rsid="0020d8da"/>
    </style:style>
    <style:style style:name="P8" style:family="paragraph" style:parent-style-name="Text_20_body" style:list-style-name="L1">
      <style:text-properties officeooo:paragraph-rsid="001edce0"/>
    </style:style>
    <style:style style:name="P9" style:family="paragraph" style:parent-style-name="Text_20_body" style:list-style-name="">
      <style:text-properties officeooo:rsid="00210caf" officeooo:paragraph-rsid="00210caf"/>
    </style:style>
    <style:style style:name="T1" style:family="text">
      <style:text-properties officeooo:rsid="0016968b"/>
    </style:style>
    <style:style style:name="T2" style:family="text">
      <style:text-properties officeooo:rsid="0017ce41"/>
    </style:style>
    <style:style style:name="T3" style:family="text">
      <style:text-properties officeooo:rsid="001d9a5a"/>
    </style:style>
    <style:style style:name="T4" style:family="text">
      <style:text-properties officeooo:rsid="0020b25d"/>
    </style:style>
    <style:style style:name="T5" style:family="text">
      <style:text-properties officeooo:rsid="0020d8d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3">Spectral Features</text:span></text:h>
      <text:h text:style-name="Heading_20_2" text:outline-level="2">Mel-Frequency Cepstral Coefficient <text:span text:style-name="T4">(MFCC)</text:span></text:h>
      <text:p text:style-name="P7">Mel-frequency cepstral coefficient atau biasa disingkat MFCC adalah salah satu spectral feature yang banyak digunakan dalam bidang speech processing.</text:p>
      <text:p text:style-name="P6"/>
      <text:p text:style-name="Text_20_body"><text:span text:style-name="T1">Jika cepstral coefficient bernilai positif, maka sebagian besar energi spektralnya berada di frekuensi rendah. Sebaliknya, jika </text:span><text:span text:style-name="T2">cepstral coefficientnya bernilai negatif, maka sebagian besar energi spektralnya berada di frekuensi tinggi.</text:span></text:p>
      <text:h text:style-name="P4" text:outline-level="2">Chroma</text:h>
      <text:h text:style-name="P4" text:outline-level="2">Contrast</text:h>
      <text:h text:style-name="P5" text:outline-level="2"><text:span text:style-name="T3">Tonnetz</text:span></text:h>
      <text:h text:style-name="P3" text:outline-level="1">Model Classifier</text:h>
      <text:h text:style-name="P9" text:outline-level="1"/>
      <text:h text:style-name="P2" text:outline-level="1">Referensi</text:h>
      <text:list xml:id="list754869357" text:style-name="L1">
        <text:list-item>
          <text:p text:style-name="P8"><text:a xlink:type="simple" xlink:href="https://medium.com/@tanveer9812/mfccs-made-easy-7ef383006040" text:style-name="Internet_20_link" text:visited-style-name="Visited_20_Internet_20_Link">https://medium.com/@tanveer9812/mfccs-made-easy-7ef383006040</text:a></text:p>
        </text:list-item>
        <text:list-item>
          <text:p text:style-name="P8"/>
        </text:list-item>
      </text:list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11:08:44.951235295</meta:creation-date>
    <dc:date>2021-10-29T11:34:30.175742778</dc:date>
    <dc:creator>Mifta Nur Farid</dc:creator>
    <meta:editing-duration>PT25M40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3" meta:paragraph-count="11" meta:word-count="67" meta:character-count="557" meta:non-whitespace-character-count="506"/>
  </office:meta>
</office:document-meta>
</file>